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arrative</text:p>
      <text:p text:style-name="Normal"/>
      <text:p text:style-name="Normal">Forest Start:</text:p>
      <text:p text:style-name="Normal">“We join our heroes in their desperate plight,</text:p>
      <text:p text:style-name="Normal">To escape the forest and the deadly night.”</text:p>
      <text:p text:style-name="Normal"/>
      <text:p text:style-name="Normal">Castle Start:</text:p>
      <text:p text:style-name="Normal">“The forest is behind them, but to their dismay,</text:p>
      <text:p text:style-name="Normal">An old castle fortress blocks their way.”</text:p>
      <text:p text:style-name="Normal"/>
      <text:p text:style-name="Normal">Beanstalk Start:</text:p>
      <text:p text:style-name="Normal">“Escaping the castle, the dark claws at their calves,</text:p>
      <text:p text:style-name="Normal">But our heroes find a beanstalk reaching up to the stars.”</text:p>
      <text:p text:style-name="Normal"/>
      <text:p text:style-name="Normal">If BBW doesn’t successfully jump after 2 mins/BBW tries to jump without LRRH:</text:p>
      <text:p text:style-name="Normal">“The Wolf may seem stuck, but he can leap to the sky,</text:p>
      <text:p text:style-name="Normal">If Little Red Riding Hood is standing close by.”</text:p>
      <text:p text:style-name="Normal"/>
      <text:p text:style-name="Normal">If one character’s health only has a few hits left:</text:p>
      <text:p text:style-name="Normal">“Bound by magic, both lives they must cherish,</text:p>
      <text:p text:style-name="Normal">For if one should die, so the other shall perish.”</text:p>
      <text:p text:style-name="Normal"/>
      <text:p text:style-name="Normal">First time BBW is attacked without attacking back:</text:p>
      <text:p text:style-name="Normal">“Bestowed upon the wolf is the power of three,</text:p>
      <text:p text:style-name="Normal">Breath, claw and bite shall vanquish the enemy.”</text:p>
      <text:p text:style-name="Normal"/>
      <text:p text:style-name="Normal">First time LRRH is hit:</text:p>
      <text:soft-page-break/>
      <text:p text:style-name="Normal">“Though for combat, Little Red Riding Hood is far too meek,</text:p>
      <text:p text:style-name="Normal">She can leap to the skies and find the exit you seek.”</text:p>
      <text:p text:style-name="Normal"/>
      <text:p text:style-name="Normal">If one character reaches the exit, but not both:</text:p>
      <text:p text:style-name="Normal">“Why they are bound, no-one can say,</text:p>
      <text:p text:style-name="Normal">But escaping together is the only way.”</text:p>
      <text:p text:style-name="Normal"/>
      <text:p text:style-name="Normal">First encountering a Transforming Light:</text:p>
      <text:p text:style-name="Normal">“The strange glowing lights have a transforming power,</text:p>
      <text:p text:style-name="Normal">When one character touches it, they turn into the other.”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ura</meta:initial-creator>
    <dc:creator>Laura</dc:creator>
    <meta:creation-date>2015-01-20T02:27:00Z</meta:creation-date>
    <dc:date>2015-01-20T02:43:00Z</dc:date>
    <meta:template xlink:href="Normal" xlink:type="simple"/>
    <meta:editing-cycles>1</meta:editing-cycles>
    <meta:editing-duration>PT960S</meta:editing-duration>
    <meta:document-statistic meta:page-count="2" meta:paragraph-count="2" meta:word-count="187" meta:character-count="1255" meta:row-count="8" meta:non-whitespace-character-count="1070"/>
  </office:meta>
</office:document-meta>
</file>